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1.1362in"/>
    </style:style>
    <style:style style:name="co31" style:family="table-column">
      <style:table-column-properties fo:break-before="auto" style:column-width="1.5327in"/>
    </style:style>
    <style:style style:name="co32" style:family="table-column">
      <style:table-column-properties fo:break-before="auto" style:column-width="1.8437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7043in"/>
    </style:style>
    <style:style style:name="co35" style:family="table-column">
      <style:table-column-properties fo:break-before="auto" style:column-width="1.5008in"/>
    </style:style>
    <style:style style:name="co36" style:family="table-column">
      <style:table-column-properties fo:break-before="auto" style:column-width="1.8547in"/>
    </style:style>
    <style:style style:name="co37" style:family="table-column">
      <style:table-column-properties fo:break-before="auto" style:column-width="1.1791in"/>
    </style:style>
    <style:style style:name="co38" style:family="table-column">
      <style:table-column-properties fo:break-before="auto" style:column-width="0.9965in"/>
    </style:style>
    <style:style style:name="co39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tavba_+||Oprava vesnice|+popularita|nJ + nK||Vyroba vybaveni|2J + K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]);CONCATENATE([.C7];&quot;_&quot;;[.D7]);IF(ISBLANK([.F7]);CONCATENATE([.C7];&quot;_&quot;;[.D7];&quot;_&quot;;[.E7]);CONCATENATE([.C7];&quot;_&quot;;[.D7];&quot;_&quot;;[.E7];&quot;_&quot;;[.F7])))" office:value-type="string" office:string-value="binocular_star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8]);CONCATENATE([.C8];&quot;_&quot;;[.D8]);IF(ISBLANK([.F8]);CONCATENATE([.C8];&quot;_&quot;;[.D8];&quot;_&quot;;[.E8]);CONCATENATE([.C8];&quot;_&quot;;[.D8];&quot;_&quot;;[.E8];&quot;_&quot;;[.F8])))" office:value-type="string" office:string-value="binocular_wolf" calcext:value-type="string">
            <text:p>binocul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9]);CONCATENATE([.C9];&quot;_&quot;;[.D9]);IF(ISBLANK([.F9]);CONCATENATE([.C9];&quot;_&quot;;[.D9];&quot;_&quot;;[.E9]);CONCATENATE([.C9];&quot;_&quot;;[.D9];&quot;_&quot;;[.E9];&quot;_&quot;;[.F9])))" office:value-type="string" office:string-value="bone_lo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10]);CONCATENATE([.C10];&quot;_&quot;;[.D10]);IF(ISBLANK([.F10]);CONCATENATE([.C10];&quot;_&quot;;[.D10];&quot;_&quot;;[.E10]);CONCATENATE([.C10];&quot;_&quot;;[.D10];&quot;_&quot;;[.E10];&quot;_&quot;;[.F10])))" office:value-type="string" office:string-value="favour_star" calcext:value-type="string">
            <text:p>favou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1]);CONCATENATE([.C11];&quot;_&quot;;[.D11]);IF(ISBLANK([.F11]);CONCATENATE([.C11];&quot;_&quot;;[.D11];&quot;_&quot;;[.E11]);CONCATENATE([.C11];&quot;_&quot;;[.D11];&quot;_&quot;;[.E11];&quot;_&quot;;[.F11])))" office:value-type="string" office:string-value="five_bone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12]);CONCATENATE([.C12];&quot;_&quot;;[.D12]);IF(ISBLANK([.F12]);CONCATENATE([.C12];&quot;_&quot;;[.D12];&quot;_&quot;;[.E12]);CONCATENATE([.C12];&quot;_&quot;;[.D12];&quot;_&quot;;[.E12];&quot;_&quot;;[.F12])))" office:value-type="string" office:string-value="five_food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table:formula="of:=IF(ISBLANK([.E13]);CONCATENATE([.C13];&quot;_&quot;;[.D13]);IF(ISBLANK([.F13]);CONCATENATE([.C13];&quot;_&quot;;[.D13];&quot;_&quot;;[.E13]);CONCATENATE([.C13];&quot;_&quot;;[.D13];&quot;_&quot;;[.E13];&quot;_&quot;;[.F13])))" office:value-type="string" office:string-value="five_storage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14]);CONCATENATE([.C14];&quot;_&quot;;[.D14]);IF(ISBLANK([.F14]);CONCATENATE([.C14];&quot;_&quot;;[.D14];&quot;_&quot;;[.E14]);CONCATENATE([.C14];&quot;_&quot;;[.D14];&quot;_&quot;;[.E14];&quot;_&quot;;[.F14])))" office:value-type="string" office:string-value="food_bone_two_log" calcext:value-type="string">
            <text:p>food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5]);CONCATENATE([.C15];&quot;_&quot;;[.D15]);IF(ISBLANK([.F15]);CONCATENATE([.C15];&quot;_&quot;;[.D15];&quot;_&quot;;[.E15]);CONCATENATE([.C15];&quot;_&quot;;[.D15];&quot;_&quot;;[.E15];&quot;_&quot;;[.F15])))" office:value-type="string" office:string-value="food_bone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6]);CONCATENATE([.C16];&quot;_&quot;;[.D16]);IF(ISBLANK([.F16]);CONCATENATE([.C16];&quot;_&quot;;[.D16];&quot;_&quot;;[.E16]);CONCATENATE([.C16];&quot;_&quot;;[.D16];&quot;_&quot;;[.E16];&quot;_&quot;;[.F16])))" office:value-type="string" office:string-value="food_four_bone_log" calcext:value-type="string">
            <text:p>food_four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ribbon</text:p>
          </table:table-cell>
          <table:table-cell table:number-columns-repeated="2"/>
          <table:table-cell table:formula="of:=IF(ISBLANK([.E17]);CONCATENATE([.C17];&quot;_&quot;;[.D17]);IF(ISBLANK([.F17]);CONCATENATE([.C17];&quot;_&quot;;[.D17];&quot;_&quot;;[.E17]);CONCATENATE([.C17];&quot;_&quot;;[.D17];&quot;_&quot;;[.E17];&quot;_&quot;;[.F17])))" office:value-type="string" office:string-value="food_ribbon" calcext:value-type="string">
            <text:p>food_ribb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8]);CONCATENATE([.C18];&quot;_&quot;;[.D18]);IF(ISBLANK([.F18]);CONCATENATE([.C18];&quot;_&quot;;[.D18];&quot;_&quot;;[.E18]);CONCATENATE([.C18];&quot;_&quot;;[.D18];&quot;_&quot;;[.E18];&quot;_&quot;;[.F18])))" office:value-type="string" office:string-value="food_three_bone_log" calcext:value-type="string">
            <text:p>food_three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19]);CONCATENATE([.C19];&quot;_&quot;;[.D19]);IF(ISBLANK([.F19]);CONCATENATE([.C19];&quot;_&quot;;[.D19];&quot;_&quot;;[.E19]);CONCATENATE([.C19];&quot;_&quot;;[.D19];&quot;_&quot;;[.E19];&quot;_&quot;;[.F19])))" office:value-type="string" office:string-value="food_three_bone_tool" calcext:value-type="string">
            <text:p>food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0]);CONCATENATE([.C20];&quot;_&quot;;[.D20]);IF(ISBLANK([.F20]);CONCATENATE([.C20];&quot;_&quot;;[.D20];&quot;_&quot;;[.E20]);CONCATENATE([.C20];&quot;_&quot;;[.D20];&quot;_&quot;;[.E20];&quot;_&quot;;[.F20])))" office:value-type="string" office:string-value="food_three_bone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/>
          <table:table-cell table:formula="of:=IF(ISBLANK([.E21]);CONCATENATE([.C21];&quot;_&quot;;[.D21]);IF(ISBLANK([.F21]);CONCATENATE([.C21];&quot;_&quot;;[.D21];&quot;_&quot;;[.E21]);CONCATENATE([.C21];&quot;_&quot;;[.D21];&quot;_&quot;;[.E21];&quot;_&quot;;[.F21])))" office:value-type="string" office:string-value="food_three_log" calcext:value-type="string">
            <text:p>food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22]);CONCATENATE([.C22];&quot;_&quot;;[.D22]);IF(ISBLANK([.F22]);CONCATENATE([.C22];&quot;_&quot;;[.D22];&quot;_&quot;;[.E22]);CONCATENATE([.C22];&quot;_&quot;;[.D22];&quot;_&quot;;[.E22];&quot;_&quot;;[.F22])))" office:value-type="string" office:string-value="food_two_bone_log" calcext:value-type="string">
            <text:p>food_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3]);CONCATENATE([.C23];&quot;_&quot;;[.D23]);IF(ISBLANK([.F23]);CONCATENATE([.C23];&quot;_&quot;;[.D23];&quot;_&quot;;[.E23]);CONCATENATE([.C23];&quot;_&quot;;[.D23];&quot;_&quot;;[.E23];&quot;_&quot;;[.F23])))" office:value-type="string" office:string-value="food_two_bone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4]);CONCATENATE([.C24];&quot;_&quot;;[.D24]);IF(ISBLANK([.F24]);CONCATENATE([.C24];&quot;_&quot;;[.D24];&quot;_&quot;;[.E24]);CONCATENATE([.C24];&quot;_&quot;;[.D24];&quot;_&quot;;[.E24];&quot;_&quot;;[.F24])))" office:value-type="string" office:string-value="four_bone_star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25]);CONCATENATE([.C25];&quot;_&quot;;[.D25]);IF(ISBLANK([.F25]);CONCATENATE([.C25];&quot;_&quot;;[.D25];&quot;_&quot;;[.E25]);CONCATENATE([.C25];&quot;_&quot;;[.D25];&quot;_&quot;;[.E25];&quot;_&quot;;[.F25])))" office:value-type="string" office:string-value="four_food_two_bone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26]);CONCATENATE([.C26];&quot;_&quot;;[.D26]);IF(ISBLANK([.F26]);CONCATENATE([.C26];&quot;_&quot;;[.D26];&quot;_&quot;;[.E26]);CONCATENATE([.C26];&quot;_&quot;;[.D26];&quot;_&quot;;[.E26];&quot;_&quot;;[.F26])))" office:value-type="string" office:string-value="four_food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27]);CONCATENATE([.C27];&quot;_&quot;;[.D27]);IF(ISBLANK([.F27]);CONCATENATE([.C27];&quot;_&quot;;[.D27];&quot;_&quot;;[.E27]);CONCATENATE([.C27];&quot;_&quot;;[.D27];&quot;_&quot;;[.E27];&quot;_&quot;;[.F27])))" office:value-type="string" office:string-value="hammer_bone" calcext:value-type="string">
            <text:p>hamme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8]);CONCATENATE([.C28];&quot;_&quot;;[.D28]);IF(ISBLANK([.F28]);CONCATENATE([.C28];&quot;_&quot;;[.D28];&quot;_&quot;;[.E28]);CONCATENATE([.C28];&quot;_&quot;;[.D28];&quot;_&quot;;[.E28];&quot;_&quot;;[.F28])))" office:value-type="string" office:string-value="hammer_food_bone" calcext:value-type="string">
            <text:p>hammer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9]);CONCATENATE([.C29];&quot;_&quot;;[.D29]);IF(ISBLANK([.F29]);CONCATENATE([.C29];&quot;_&quot;;[.D29];&quot;_&quot;;[.E29]);CONCATENATE([.C29];&quot;_&quot;;[.D29];&quot;_&quot;;[.E29];&quot;_&quot;;[.F29])))" office:value-type="string" office:string-value="heal_bone_star" calcext:value-type="string">
            <text:p>heal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30]);CONCATENATE([.C30];&quot;_&quot;;[.D30]);IF(ISBLANK([.F30]);CONCATENATE([.C30];&quot;_&quot;;[.D30];&quot;_&quot;;[.E30]);CONCATENATE([.C30];&quot;_&quot;;[.D30];&quot;_&quot;;[.E30];&quot;_&quot;;[.F30])))" office:value-type="string" office:string-value="heart_star" calcext:value-type="string">
            <text:p>heart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31]);CONCATENATE([.C31];&quot;_&quot;;[.D31]);IF(ISBLANK([.F31]);CONCATENATE([.C31];&quot;_&quot;;[.D31];&quot;_&quot;;[.E31]);CONCATENATE([.C31];&quot;_&quot;;[.D31];&quot;_&quot;;[.E31];&quot;_&quot;;[.F31])))" office:value-type="string" office:string-value="log_three_bone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32]);CONCATENATE([.C32];&quot;_&quot;;[.D32]);IF(ISBLANK([.F32]);CONCATENATE([.C32];&quot;_&quot;;[.D32];&quot;_&quot;;[.E32]);CONCATENATE([.C32];&quot;_&quot;;[.D32];&quot;_&quot;;[.E32];&quot;_&quot;;[.F32])))" office:value-type="string" office:string-value="ribbon_binocular_star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number-columns-repeated="2" office:value-type="string" calcext:value-type="string">
            <text:p>favour</text:p>
          </table:table-cell>
          <table:table-cell/>
          <table:table-cell table:formula="of:=IF(ISBLANK([.E33]);CONCATENATE([.C33];&quot;_&quot;;[.D33]);IF(ISBLANK([.F33]);CONCATENATE([.C33];&quot;_&quot;;[.D33];&quot;_&quot;;[.E33]);CONCATENATE([.C33];&quot;_&quot;;[.D33];&quot;_&quot;;[.E33];&quot;_&quot;;[.F33])))" office:value-type="string" office:string-value="ribbon_favour_favour" calcext:value-type="string">
            <text:p>ribbon_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34]);CONCATENATE([.C34];&quot;_&quot;;[.D34]);IF(ISBLANK([.F34]);CONCATENATE([.C34];&quot;_&quot;;[.D34];&quot;_&quot;;[.E34]);CONCATENATE([.C34];&quot;_&quot;;[.D34];&quot;_&quot;;[.E34];&quot;_&quot;;[.F34])))" office:value-type="string" office:string-value="ribbon_hammer" calcext:value-type="string">
            <text:p>ribbo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log</text:p>
          </table:table-cell>
          <table:table-cell table:formula="of:=IF(ISBLANK([.E35]);CONCATENATE([.C35];&quot;_&quot;;[.D35]);IF(ISBLANK([.F35]);CONCATENATE([.C35];&quot;_&quot;;[.D35];&quot;_&quot;;[.E35]);CONCATENATE([.C35];&quot;_&quot;;[.D35];&quot;_&quot;;[.E35];&quot;_&quot;;[.F35])))" office:value-type="string" office:string-value="six_bone_four_log" calcext:value-type="string">
            <text:p>six_bone_four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formula="of:=IF(ISBLANK([.E36]);CONCATENATE([.C36];&quot;_&quot;;[.D36]);IF(ISBLANK([.F36]);CONCATENATE([.C36];&quot;_&quot;;[.D36];&quot;_&quot;;[.E36]);CONCATENATE([.C36];&quot;_&quot;;[.D36];&quot;_&quot;;[.E36];&quot;_&quot;;[.F36])))" office:value-type="string" office:string-value="six_bone_two_food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37]);CONCATENATE([.C37];&quot;_&quot;;[.D37]);IF(ISBLANK([.F37]);CONCATENATE([.C37];&quot;_&quot;;[.D37];&quot;_&quot;;[.E37]);CONCATENATE([.C37];&quot;_&quot;;[.D37];&quot;_&quot;;[.E37];&quot;_&quot;;[.F37])))" office:value-type="string" office:string-value="six_bone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38]);CONCATENATE([.C38];&quot;_&quot;;[.D38]);IF(ISBLANK([.F38]);CONCATENATE([.C38];&quot;_&quot;;[.D38];&quot;_&quot;;[.E38]);CONCATENATE([.C38];&quot;_&quot;;[.D38];&quot;_&quot;;[.E38];&quot;_&quot;;[.F38])))" office:value-type="string" office:string-value="six_food_two_bone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39]);CONCATENATE([.C39];&quot;_&quot;;[.D39]);IF(ISBLANK([.F39]);CONCATENATE([.C39];&quot;_&quot;;[.D39];&quot;_&quot;;[.E39]);CONCATENATE([.C39];&quot;_&quot;;[.D39];&quot;_&quot;;[.E39];&quot;_&quot;;[.F39])))" office:value-type="string" office:string-value="bow_wolf" calcext:value-type="string">
            <text:p>bow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formula="of:=IF(ISBLANK([.E40]);CONCATENATE([.C40];&quot;_&quot;;[.D40]);IF(ISBLANK([.F40]);CONCATENATE([.C40];&quot;_&quot;;[.D40];&quot;_&quot;;[.E40]);CONCATENATE([.C40];&quot;_&quot;;[.D40];&quot;_&quot;;[.E40];&quot;_&quot;;[.F40])))" office:value-type="string" office:string-value="storage_favour" calcext:value-type="string">
            <text:p>storag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41]);CONCATENATE([.C41];&quot;_&quot;;[.D41]);IF(ISBLANK([.F41]);CONCATENATE([.C41];&quot;_&quot;;[.D41];&quot;_&quot;;[.E41]);CONCATENATE([.C41];&quot;_&quot;;[.D41];&quot;_&quot;;[.E41];&quot;_&quot;;[.F41])))" office:value-type="string" office:string-value="sun_food_bone" calcext:value-type="string">
            <text:p>sun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42]);CONCATENATE([.C42];&quot;_&quot;;[.D42]);IF(ISBLANK([.F42]);CONCATENATE([.C42];&quot;_&quot;;[.D42];&quot;_&quot;;[.E42]);CONCATENATE([.C42];&quot;_&quot;;[.D42];&quot;_&quot;;[.E42];&quot;_&quot;;[.F42])))" office:value-type="string" office:string-value="sun_food" calcext:value-type="string">
            <text:p>sun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43]);CONCATENATE([.C43];&quot;_&quot;;[.D43]);IF(ISBLANK([.F43]);CONCATENATE([.C43];&quot;_&quot;;[.D43];&quot;_&quot;;[.E43]);CONCATENATE([.C43];&quot;_&quot;;[.D43];&quot;_&quot;;[.E43];&quot;_&quot;;[.F43])))" office:value-type="string" office:string-value="sun_hammer" calcext:value-type="string">
            <text:p>su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table:formula="of:=IF(ISBLANK([.E44]);CONCATENATE([.C44];&quot;_&quot;;[.D44]);IF(ISBLANK([.F44]);CONCATENATE([.C44];&quot;_&quot;;[.D44];&quot;_&quot;;[.E44]);CONCATENATE([.C44];&quot;_&quot;;[.D44];&quot;_&quot;;[.E44];&quot;_&quot;;[.F44])))" office:value-type="string" office:string-value="sun_walk" calcext:value-type="string">
            <text:p>sun_wa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45]);CONCATENATE([.C45];&quot;_&quot;;[.D45]);IF(ISBLANK([.F45]);CONCATENATE([.C45];&quot;_&quot;;[.D45];&quot;_&quot;;[.E45]);CONCATENATE([.C45];&quot;_&quot;;[.D45];&quot;_&quot;;[.E45];&quot;_&quot;;[.F45])))" office:value-type="string" office:string-value="sun_wolf" calcext:value-type="string">
            <text:p>sun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 table:formula="of:=IF(ISBLANK([.E46]);CONCATENATE([.C46];&quot;_&quot;;[.D46]);IF(ISBLANK([.F46]);CONCATENATE([.C46];&quot;_&quot;;[.D46];&quot;_&quot;;[.E46]);CONCATENATE([.C46];&quot;_&quot;;[.D46];&quot;_&quot;;[.E46];&quot;_&quot;;[.F46])))" office:value-type="string" office:string-value="three_bone_three_log" calcext:value-type="string">
            <text:p>three_bone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47]);CONCATENATE([.C47];&quot;_&quot;;[.D47]);IF(ISBLANK([.F47]);CONCATENATE([.C47];&quot;_&quot;;[.D47];&quot;_&quot;;[.E47]);CONCATENATE([.C47];&quot;_&quot;;[.D47];&quot;_&quot;;[.E47];&quot;_&quot;;[.F47])))" office:value-type="string" office:string-value="three_bone_two_lo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48]);CONCATENATE([.C48];&quot;_&quot;;[.D48]);IF(ISBLANK([.F48]);CONCATENATE([.C48];&quot;_&quot;;[.D48];&quot;_&quot;;[.E48]);CONCATENATE([.C48];&quot;_&quot;;[.D48];&quot;_&quot;;[.E48];&quot;_&quot;;[.F48])))" office:value-type="string" office:string-value="three_bone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49]);CONCATENATE([.C49];&quot;_&quot;;[.D49]);IF(ISBLANK([.F49]);CONCATENATE([.C49];&quot;_&quot;;[.D49];&quot;_&quot;;[.E49]);CONCATENATE([.C49];&quot;_&quot;;[.D49];&quot;_&quot;;[.E49];&quot;_&quot;;[.F49])))" office:value-type="string" office:string-value="three_discard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50]);CONCATENATE([.C50];&quot;_&quot;;[.D50]);IF(ISBLANK([.F50]);CONCATENATE([.C50];&quot;_&quot;;[.D50];&quot;_&quot;;[.E50]);CONCATENATE([.C50];&quot;_&quot;;[.D50];&quot;_&quot;;[.E50];&quot;_&quot;;[.F50])))" office:value-type="string" office:string-value="three_food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formula="of:=IF(ISBLANK([.E51]);CONCATENATE([.C51];&quot;_&quot;;[.D51]);IF(ISBLANK([.F51]);CONCATENATE([.C51];&quot;_&quot;;[.D51];&quot;_&quot;;[.E51]);CONCATENATE([.C51];&quot;_&quot;;[.D51];&quot;_&quot;;[.E51];&quot;_&quot;;[.F51])))" office:value-type="string" office:string-value="two_binocular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/>
          <table:table-cell table:formula="of:=IF(ISBLANK([.E52]);CONCATENATE([.C52];&quot;_&quot;;[.D52]);IF(ISBLANK([.F52]);CONCATENATE([.C52];&quot;_&quot;;[.D52];&quot;_&quot;;[.E52]);CONCATENATE([.C52];&quot;_&quot;;[.D52];&quot;_&quot;;[.E52];&quot;_&quot;;[.F52])))" office:value-type="string" office:string-value="two_bone_lo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53]);CONCATENATE([.C53];&quot;_&quot;;[.D53]);IF(ISBLANK([.F53]);CONCATENATE([.C53];&quot;_&quot;;[.D53];&quot;_&quot;;[.E53]);CONCATENATE([.C53];&quot;_&quot;;[.D53];&quot;_&quot;;[.E53];&quot;_&quot;;[.F53])))" office:value-type="string" office:string-value="two_bone_two_lo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54]);CONCATENATE([.C54];&quot;_&quot;;[.D54]);IF(ISBLANK([.F54]);CONCATENATE([.C54];&quot;_&quot;;[.D54];&quot;_&quot;;[.E54]);CONCATENATE([.C54];&quot;_&quot;;[.D54];&quot;_&quot;;[.E54];&quot;_&quot;;[.F54])))" office:value-type="string" office:string-value="two_bone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table:formula="of:=IF(ISBLANK([.E55]);CONCATENATE([.C55];&quot;_&quot;;[.D55]);IF(ISBLANK([.F55]);CONCATENATE([.C55];&quot;_&quot;;[.D55];&quot;_&quot;;[.E55]);CONCATENATE([.C55];&quot;_&quot;;[.D55];&quot;_&quot;;[.E55];&quot;_&quot;;[.F55])))" office:value-type="string" office:string-value="two_card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56]);CONCATENATE([.C56];&quot;_&quot;;[.D56]);IF(ISBLANK([.F56]);CONCATENATE([.C56];&quot;_&quot;;[.D56];&quot;_&quot;;[.E56]);CONCATENATE([.C56];&quot;_&quot;;[.D56];&quot;_&quot;;[.E56];&quot;_&quot;;[.F56])))" office:value-type="string" office:string-value="two_discard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formula="of:=IF(ISBLANK([.E57]);CONCATENATE([.C57];&quot;_&quot;;[.D57]);IF(ISBLANK([.F57]);CONCATENATE([.C57];&quot;_&quot;;[.D57];&quot;_&quot;;[.E57]);CONCATENATE([.C57];&quot;_&quot;;[.D57];&quot;_&quot;;[.E57];&quot;_&quot;;[.F57])))" office:value-type="string" office:string-value="two_food_five_bone" calcext:value-type="string">
            <text:p>two_food_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table:formula="of:=IF(ISBLANK([.E58]);CONCATENATE([.C58];&quot;_&quot;;[.D58]);IF(ISBLANK([.F58]);CONCATENATE([.C58];&quot;_&quot;;[.D58];&quot;_&quot;;[.E58]);CONCATENATE([.C58];&quot;_&quot;;[.D58];&quot;_&quot;;[.E58];&quot;_&quot;;[.F58])))" office:value-type="string" office:string-value="two_food_four_bone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59]);CONCATENATE([.C59];&quot;_&quot;;[.D59]);IF(ISBLANK([.F59]);CONCATENATE([.C59];&quot;_&quot;;[.D59];&quot;_&quot;;[.E59]);CONCATENATE([.C59];&quot;_&quot;;[.D59];&quot;_&quot;;[.E59];&quot;_&quot;;[.F59])))" office:value-type="string" office:string-value="two_food_three_bone" calcext:value-type="string">
            <text:p>two_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60]);CONCATENATE([.C60];&quot;_&quot;;[.D60]);IF(ISBLANK([.F60]);CONCATENATE([.C60];&quot;_&quot;;[.D60];&quot;_&quot;;[.E60]);CONCATENATE([.C60];&quot;_&quot;;[.D60];&quot;_&quot;;[.E60];&quot;_&quot;;[.F60])))" office:value-type="string" office:string-value="two_food_two_bone" calcext:value-type="string">
            <text:p>two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61]);CONCATENATE([.C61];&quot;_&quot;;[.D61]);IF(ISBLANK([.F61]);CONCATENATE([.C61];&quot;_&quot;;[.D61];&quot;_&quot;;[.E61]);CONCATENATE([.C61];&quot;_&quot;;[.D61];&quot;_&quot;;[.E61];&quot;_&quot;;[.F61])))" office:value-type="string" office:string-value="two_food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table:formula="of:=IF(ISBLANK([.E62]);CONCATENATE([.C62];&quot;_&quot;;[.D62]);IF(ISBLANK([.F62]);CONCATENATE([.C62];&quot;_&quot;;[.D62];&quot;_&quot;;[.E62]);CONCATENATE([.C62];&quot;_&quot;;[.D62];&quot;_&quot;;[.E62];&quot;_&quot;;[.F62])))" office:value-type="string" office:string-value="two_heal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63]);CONCATENATE([.C63];&quot;_&quot;;[.D63]);IF(ISBLANK([.F63]);CONCATENATE([.C63];&quot;_&quot;;[.D63];&quot;_&quot;;[.E63]);CONCATENATE([.C63];&quot;_&quot;;[.D63];&quot;_&quot;;[.E63];&quot;_&quot;;[.F63])))" office:value-type="string" office:string-value="two_lo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table:formula="of:=IF(ISBLANK([.E64]);CONCATENATE([.C64];&quot;_&quot;;[.D64]);IF(ISBLANK([.F64]);CONCATENATE([.C64];&quot;_&quot;;[.D64];&quot;_&quot;;[.E64]);CONCATENATE([.C64];&quot;_&quot;;[.D64];&quot;_&quot;;[.E64];&quot;_&quot;;[.F64])))" office:value-type="string" office:string-value="two_shield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65]);CONCATENATE([.C65];&quot;_&quot;;[.D65]);IF(ISBLANK([.F65]);CONCATENATE([.C65];&quot;_&quot;;[.D65];&quot;_&quot;;[.E65]);CONCATENATE([.C65];&quot;_&quot;;[.D65];&quot;_&quot;;[.E65];&quot;_&quot;;[.F65])))" office:value-type="string" office:string-value="two_star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table:formula="of:=IF(ISBLANK([.E66]);CONCATENATE([.C66];&quot;_&quot;;[.D66]);IF(ISBLANK([.F66]);CONCATENATE([.C66];&quot;_&quot;;[.D66];&quot;_&quot;;[.E66]);CONCATENATE([.C66];&quot;_&quot;;[.D66];&quot;_&quot;;[.E66];&quot;_&quot;;[.F66])))" office:value-type="string" office:string-value="two_sun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words</text:p>
          </table:table-cell>
          <table:table-cell table:number-columns-repeated="2"/>
          <table:table-cell table:formula="of:=IF(ISBLANK([.E67]);CONCATENATE([.C67];&quot;_&quot;;[.D67]);IF(ISBLANK([.F67]);CONCATENATE([.C67];&quot;_&quot;;[.D67];&quot;_&quot;;[.E67]);CONCATENATE([.C67];&quot;_&quot;;[.D67];&quot;_&quot;;[.E67];&quot;_&quot;;[.F67])))" office:value-type="string" office:string-value="two_swords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68]);CONCATENATE([.C68];&quot;_&quot;;[.D68]);IF(ISBLANK([.F68]);CONCATENATE([.C68];&quot;_&quot;;[.D68];&quot;_&quot;;[.E68]);CONCATENATE([.C68];&quot;_&quot;;[.D68];&quot;_&quot;;[.E68];&quot;_&quot;;[.F68])))" office:value-type="string" office:string-value="two_wolf" calcext:value-type="string">
            <text:p>two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69]);CONCATENATE([.C69];&quot;_&quot;;[.D69]);IF(ISBLANK([.F69]);CONCATENATE([.C69];&quot;_&quot;;[.D69];&quot;_&quot;;[.E69]);CONCATENATE([.C69];&quot;_&quot;;[.D69];&quot;_&quot;;[.E69];&quot;_&quot;;[.F69])))" office:value-type="string" office:string-value="walk_bone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0]);CONCATENATE([.C70];&quot;_&quot;;[.D70]);IF(ISBLANK([.F70]);CONCATENATE([.C70];&quot;_&quot;;[.D70];&quot;_&quot;;[.E70]);CONCATENATE([.C70];&quot;_&quot;;[.D70];&quot;_&quot;;[.E70];&quot;_&quot;;[.F70])))" office:value-type="string" office:string-value="walk_food_star" calcext:value-type="string">
            <text:p>walk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1]);CONCATENATE([.C71];&quot;_&quot;;[.D71]);IF(ISBLANK([.F71]);CONCATENATE([.C71];&quot;_&quot;;[.D71];&quot;_&quot;;[.E71]);CONCATENATE([.C71];&quot;_&quot;;[.D71];&quot;_&quot;;[.E71];&quot;_&quot;;[.F71])))" office:value-type="string" office:string-value="walk_star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2]);CONCATENATE([.C72];&quot;_&quot;;[.D72]);IF(ISBLANK([.F72]);CONCATENATE([.C72];&quot;_&quot;;[.D72];&quot;_&quot;;[.E72]);CONCATENATE([.C72];&quot;_&quot;;[.D72];&quot;_&quot;;[.E72];&quot;_&quot;;[.F72])))" office:value-type="string" office:string-value="walk_swords_bone" calcext:value-type="string">
            <text:p>walk_swords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73]);CONCATENATE([.C73];&quot;_&quot;;[.D73]);IF(ISBLANK([.F73]);CONCATENATE([.C73];&quot;_&quot;;[.D73];&quot;_&quot;;[.E73]);CONCATENATE([.C73];&quot;_&quot;;[.D73];&quot;_&quot;;[.E73];&quot;_&quot;;[.F73])))" office:value-type="string" office:string-value="walk_swords_three_bone" calcext:value-type="string">
            <text:p>walk_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ool</text:p>
          </table:table-cell>
          <table:table-cell/>
          <table:table-cell table:formula="of:=IF(ISBLANK([.E74]);CONCATENATE([.C74];&quot;_&quot;;[.D74]);IF(ISBLANK([.F74]);CONCATENATE([.C74];&quot;_&quot;;[.D74];&quot;_&quot;;[.E74]);CONCATENATE([.C74];&quot;_&quot;;[.D74];&quot;_&quot;;[.E74];&quot;_&quot;;[.F74])))" office:value-type="string" office:string-value="walk_swords_tool" calcext:value-type="string">
            <text:p>walk_swords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75]);CONCATENATE([.C75];&quot;_&quot;;[.D75]);IF(ISBLANK([.F75]);CONCATENATE([.C75];&quot;_&quot;;[.D75];&quot;_&quot;;[.E75]);CONCATENATE([.C75];&quot;_&quot;;[.D75];&quot;_&quot;;[.E75];&quot;_&quot;;[.F75])))" office:value-type="string" office:string-value="walk_three_bone_tool" calcext:value-type="string">
            <text:p>walk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6]);CONCATENATE([.C76];&quot;_&quot;;[.D76]);IF(ISBLANK([.F76]);CONCATENATE([.C76];&quot;_&quot;;[.D76];&quot;_&quot;;[.E76]);CONCATENATE([.C76];&quot;_&quot;;[.D76];&quot;_&quot;;[.E76];&quot;_&quot;;[.F76])))" office:value-type="string" office:string-value="walk_three_bone" calcext:value-type="string">
            <text:p>walk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table:formula="of:=IF(ISBLANK([.E77]);CONCATENATE([.C77];&quot;_&quot;;[.D77]);IF(ISBLANK([.F77]);CONCATENATE([.C77];&quot;_&quot;;[.D77];&quot;_&quot;;[.E77]);CONCATENATE([.C77];&quot;_&quot;;[.D77];&quot;_&quot;;[.E77];&quot;_&quot;;[.F77])))" office:value-type="string" office:string-value="walk_tool" calcext:value-type="string">
            <text:p>walk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w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8]);CONCATENATE([.C78];&quot;_&quot;;[.D78]);IF(ISBLANK([.F78]);CONCATENATE([.C78];&quot;_&quot;;[.D78];&quot;_&quot;;[.E78]);CONCATENATE([.C78];&quot;_&quot;;[.D78];&quot;_&quot;;[.E78];&quot;_&quot;;[.F78])))" office:value-type="string" office:string-value="claw_hammer_star" calcext:value-type="string">
            <text:p>claw_hamme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w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79]);CONCATENATE([.C79];&quot;_&quot;;[.D79]);IF(ISBLANK([.F79]);CONCATENATE([.C79];&quot;_&quot;;[.D79];&quot;_&quot;;[.E79]);CONCATENATE([.C79];&quot;_&quot;;[.D79];&quot;_&quot;;[.E79];&quot;_&quot;;[.F79])))" office:value-type="string" office:string-value="claw_hammer" calcext:value-type="string">
            <text:p>claw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F(ISBLANK([.E80]);CONCATENATE([.C80];&quot;_&quot;;[.D80]);IF(ISBLANK([.F80]);CONCATENATE([.C80];&quot;_&quot;;[.D80];&quot;_&quot;;[.E80]);CONCATENATE([.C80];&quot;_&quot;;[.D80];&quot;_&quot;;[.E80];&quot;_&quot;;[.F80])))" office:value-type="string" office:string-value="water_tree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81]);CONCATENATE([.C81];&quot;_&quot;;[.D81]);IF(ISBLANK([.F81]);CONCATENATE([.C81];&quot;_&quot;;[.D81];&quot;_&quot;;[.E81]);CONCATENATE([.C81];&quot;_&quot;;[.D81];&quot;_&quot;;[.E81];&quot;_&quot;;[.F81])))" office:value-type="string" office:string-value="sun_star" calcext:value-type="string">
            <text:p>sun_star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alk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hree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ribbon_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s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food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food_three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food_ribbon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_bone_star</text:p>
          </table:table-cell>
          <table:table-cell office:value-type="string" calcext:value-type="string">
            <text:p>png/heart.png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_wolf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bone_two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heart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sun_hammer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four_bone_log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food_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_food_bone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six_bone_four_log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two_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Vybaveni" table:style-name="ta1">
        <table:table-column table:style-name="co1" table:number-columns-repeated="4" table:default-cell-style-name="Default"/>
        <table:table-column table:style-name="co39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1" table:target-range-address="'Help Nove'.F1:'Help Nove'.F2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5:10:15.40402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9-15T10:30:44.021642373</dc:date>
    <meta:editing-duration>P40DT8H48M26S</meta:editing-duration>
    <meta:editing-cycles>297</meta:editing-cycles>
    <meta:document-statistic meta:table-count="13" meta:cell-count="1604" meta:object-count="0"/>
  </office:meta>
</office:document-meta>
</file>